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 table:number-rows-repeated="10473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2:41:48.7234787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2T15:05:39.477042341</dc:date>
    <dc:creator>Jesus Castagnetto</dc:creator>
    <meta:editing-duration>P9DT9H4M42S</meta:editing-duration>
    <meta:editing-cycles>773</meta:editing-cycles>
    <meta:generator>LibreOffice/7.2.3.2$Linux_X86_64 LibreOffice_project/20$Build-2</meta:generator>
    <meta:document-statistic meta:table-count="1" meta:cell-count="7035" meta:object-count="0"/>
  </office:meta>
</office:document-meta>
</file>